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6740493768358" calcext:value-type="float">
            <text:p>97,67</text:p>
          </table:table-cell>
          <table:table-cell table:style-name="ce3" table:formula="of:=([.F2]/12597)*100" office:value-type="float" office:value="2.32595062316425" calcext:value-type="float">
            <text:p>2,33</text:p>
          </table:table-cell>
          <table:table-cell/>
          <table:table-cell table:style-name="ce4" table:formula="of:=[.E18]+[.H18]" office:value-type="float" office:value="12304" calcext:value-type="float">
            <text:p>12304</text:p>
          </table:table-cell>
          <table:table-cell table:formula="of:=12597-[.E2]" office:value-type="float" office:value="293" calcext:value-type="float">
            <text:p>293</text:p>
          </table:table-cell>
          <table:table-cell office:value-type="float" office:value="118.945549965" calcext:value-type="float">
            <text:p>118,945549965</text:p>
          </table:table-cell>
          <table:table-cell office:value-type="float" office:value="0.117889165878" calcext:value-type="float">
            <text:p>0,117889165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265380646186" calcext:value-type="float">
            <text:p>98,13</text:p>
          </table:table-cell>
          <table:table-cell table:style-name="ce3" table:formula="of:=([.F3]/12597)*100" office:value-type="float" office:value="1.87346193538144" calcext:value-type="float">
            <text:p>1,87</text:p>
          </table:table-cell>
          <table:table-cell/>
          <table:table-cell table:style-name="ce4" table:formula="of:=[.E19]+[.H19]" office:value-type="float" office:value="12361" calcext:value-type="float">
            <text:p>12361</text:p>
          </table:table-cell>
          <table:table-cell table:formula="of:=12597-[.E3]" office:value-type="float" office:value="236" calcext:value-type="float">
            <text:p>236</text:p>
          </table:table-cell>
          <table:table-cell office:value-type="float" office:value="271.877985954" calcext:value-type="float">
            <text:p>271,877985954</text:p>
          </table:table-cell>
          <table:table-cell office:value-type="float" office:value="0.125378131866" calcext:value-type="float">
            <text:p>0,12537813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32221957609" calcext:value-type="float">
            <text:p>95,33</text:p>
          </table:table-cell>
          <table:table-cell table:style-name="ce3" table:formula="of:=([.F4]/12597)*100" office:value-type="float" office:value="4.66777804239105" calcext:value-type="float">
            <text:p>4,67</text:p>
          </table:table-cell>
          <table:table-cell/>
          <table:table-cell table:style-name="ce4" table:formula="of:=[.E20]+[.H20]" office:value-type="float" office:value="12009" calcext:value-type="float">
            <text:p>12009</text:p>
          </table:table-cell>
          <table:table-cell table:formula="of:=12597-[.E4]" office:value-type="float" office:value="588" calcext:value-type="float">
            <text:p>588</text:p>
          </table:table-cell>
          <table:table-cell office:value-type="float" office:value="112.186901093" calcext:value-type="float">
            <text:p>112,186901093</text:p>
          </table:table-cell>
          <table:table-cell office:value-type="float" office:value="0.134017944336" calcext:value-type="float">
            <text:p>0,13401794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488132094943" calcext:value-type="float">
            <text:p>98,35</text:p>
          </table:table-cell>
          <table:table-cell table:style-name="ce3" table:formula="of:=([.F5]/12597)*100" office:value-type="float" office:value="1.65118679050568" calcext:value-type="float">
            <text:p>1,65</text:p>
          </table:table-cell>
          <table:table-cell/>
          <table:table-cell table:style-name="ce4" table:formula="of:=[.E21]+[.H21]" office:value-type="float" office:value="12389" calcext:value-type="float">
            <text:p>12389</text:p>
          </table:table-cell>
          <table:table-cell table:formula="of:=12597-[.E5]" office:value-type="float" office:value="208" calcext:value-type="float">
            <text:p>208</text:p>
          </table:table-cell>
          <table:table-cell office:value-type="float" office:value="154.930831194" calcext:value-type="float">
            <text:p>154,930831194</text:p>
          </table:table-cell>
          <table:table-cell office:value-type="float" office:value="0.142380952835" calcext:value-type="float">
            <text:p>0,142380952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978645709296" calcext:value-type="float">
            <text:p>97,70</text:p>
          </table:table-cell>
          <table:table-cell table:style-name="ce3" table:formula="of:=([.F6]/12597)*100" office:value-type="float" office:value="2.30213542907041" calcext:value-type="float">
            <text:p>2,30</text:p>
          </table:table-cell>
          <table:table-cell/>
          <table:table-cell table:style-name="ce4" table:formula="of:=[.E22]+[.H22]" office:value-type="float" office:value="12307" calcext:value-type="float">
            <text:p>12307</text:p>
          </table:table-cell>
          <table:table-cell table:formula="of:=12597-[.E6]" office:value-type="float" office:value="290" calcext:value-type="float">
            <text:p>290</text:p>
          </table:table-cell>
          <table:table-cell office:value-type="float" office:value="127.17534399" calcext:value-type="float">
            <text:p>127,17534399</text:p>
          </table:table-cell>
          <table:table-cell office:value-type="float" office:value="0.149795055389" calcext:value-type="float">
            <text:p>0,149795055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880447725649" calcext:value-type="float">
            <text:p>97,88</text:p>
          </table:table-cell>
          <table:table-cell table:style-name="ce3" table:formula="of:=([.F7]/12597)*100" office:value-type="float" office:value="2.11955227435104" calcext:value-type="float">
            <text:p>2,12</text:p>
          </table:table-cell>
          <table:table-cell/>
          <table:table-cell table:style-name="ce4" table:formula="of:=[.E23]+[.H23]" office:value-type="float" office:value="12330" calcext:value-type="float">
            <text:p>12330</text:p>
          </table:table-cell>
          <table:table-cell table:formula="of:=12597-[.E7]" office:value-type="float" office:value="267" calcext:value-type="float">
            <text:p>267</text:p>
          </table:table-cell>
          <table:table-cell office:value-type="float" office:value="220.069911957" calcext:value-type="float">
            <text:p>220,069911957</text:p>
          </table:table-cell>
          <table:table-cell office:value-type="float" office:value="0.157944202423" calcext:value-type="float">
            <text:p>0,157944202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563943796142" calcext:value-type="float">
            <text:p>96,86</text:p>
          </table:table-cell>
          <table:table-cell table:style-name="ce3" table:formula="of:=([.F8]/12597)*100" office:value-type="float" office:value="3.14360562038581" calcext:value-type="float">
            <text:p>3,14</text:p>
          </table:table-cell>
          <table:table-cell/>
          <table:table-cell table:style-name="ce4" table:formula="of:=[.E24]+[.H24]" office:value-type="float" office:value="12201" calcext:value-type="float">
            <text:p>12201</text:p>
          </table:table-cell>
          <table:table-cell table:formula="of:=12597-[.E8]" office:value-type="float" office:value="396" calcext:value-type="float">
            <text:p>396</text:p>
          </table:table-cell>
          <table:table-cell office:value-type="float" office:value="117.685194016" calcext:value-type="float">
            <text:p>117,685194016</text:p>
          </table:table-cell>
          <table:table-cell office:value-type="float" office:value="0.165796995163" calcext:value-type="float">
            <text:p>0,165796995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7616099071207" calcext:value-type="float">
            <text:p>98,76</text:p>
          </table:table-cell>
          <table:table-cell table:style-name="ce3" table:formula="of:=([.F9]/12597)*100" office:value-type="float" office:value="1.23839009287926" calcext:value-type="float">
            <text:p>1,24</text:p>
          </table:table-cell>
          <table:table-cell/>
          <table:table-cell table:style-name="ce4" table:formula="of:=[.E25]+[.H25]" office:value-type="float" office:value="12441" calcext:value-type="float">
            <text:p>12441</text:p>
          </table:table-cell>
          <table:table-cell table:formula="of:=12597-[.E9]" office:value-type="float" office:value="156" calcext:value-type="float">
            <text:p>156</text:p>
          </table:table-cell>
          <table:table-cell office:value-type="float" office:value="207.065057039" calcext:value-type="float">
            <text:p>207,065057039</text:p>
          </table:table-cell>
          <table:table-cell office:value-type="float" office:value="0.177269935608" calcext:value-type="float">
            <text:p>0,17726993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9672938001111" calcext:value-type="float">
            <text:p>95,97</text:p>
          </table:table-cell>
          <table:table-cell table:style-name="ce3" table:formula="of:=([.F10]/12597)*100" office:value-type="float" office:value="4.03270619988886" calcext:value-type="float">
            <text:p>4,03</text:p>
          </table:table-cell>
          <table:table-cell/>
          <table:table-cell table:style-name="ce4" table:formula="of:=[.E26]+[.H26]" office:value-type="float" office:value="12089" calcext:value-type="float">
            <text:p>12089</text:p>
          </table:table-cell>
          <table:table-cell table:formula="of:=12597-[.E10]" office:value-type="float" office:value="508" calcext:value-type="float">
            <text:p>508</text:p>
          </table:table-cell>
          <table:table-cell office:value-type="float" office:value="104.088018894" calcext:value-type="float">
            <text:p>104,088018894</text:p>
          </table:table-cell>
          <table:table-cell office:value-type="float" office:value="0.176084041595" calcext:value-type="float">
            <text:p>0,176084041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6978645709296" calcext:value-type="float">
            <text:p>97,70</text:p>
          </table:table-cell>
          <table:table-cell table:style-name="ce3" table:formula="of:=([.F11]/12597)*100" office:value-type="float" office:value="2.30213542907041" calcext:value-type="float">
            <text:p>2,30</text:p>
          </table:table-cell>
          <table:table-cell/>
          <table:table-cell table:style-name="ce4" table:formula="of:=[.E27]+[.H27]" office:value-type="float" office:value="12307" calcext:value-type="float">
            <text:p>12307</text:p>
          </table:table-cell>
          <table:table-cell table:formula="of:=12597-[.E11]" office:value-type="float" office:value="290" calcext:value-type="float">
            <text:p>290</text:p>
          </table:table-cell>
          <table:table-cell office:value-type="float" office:value="237.471391916" calcext:value-type="float">
            <text:p>237,471391916</text:p>
          </table:table-cell>
          <table:table-cell office:value-type="float" office:value="0.19108915329" calcext:value-type="float">
            <text:p>0,19108915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343097562912" calcext:value-type="float">
            <text:p>97,4343097563</text:p>
          </table:table-cell>
          <table:table-cell table:formula="of:=AVERAGE([.C2:.C11])" office:value-type="float" office:value="2.56569024370882" calcext:value-type="float">
            <text:p>2,565690243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73.8" calcext:value-type="float">
            <text:p>12273,8</text:p>
          </table:table-cell>
          <table:table-cell table:formula="of:=AVERAGE([.F2:.F11])" office:value-type="float" office:value="323.2" calcext:value-type="float">
            <text:p>323,2</text:p>
          </table:table-cell>
          <table:table-cell table:formula="of:=SUM([.G2:.G11])/10" office:value-type="float" office:value="167.1496186018" calcext:value-type="float">
            <text:p>167,1496186018</text:p>
          </table:table-cell>
          <table:table-cell table:formula="of:=SUM([.H2:.H11])/10" office:value-type="float" office:value="0.1537645578383" calcext:value-type="float">
            <text:p>0,15376455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5" calcext:value-type="float">
            <text:p>5655</text:p>
          </table:table-cell>
          <table:table-cell table:formula="of:=AVERAGE([.G18:.G27])" office:value-type="float" office:value="207.7" calcext:value-type="float">
            <text:p>207,7</text:p>
          </table:table-cell>
          <table:table-cell/>
          <table:table-cell office:value-type="float" office:value="5628" calcext:value-type="float">
            <text:p>5628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table:formula="of:=12597-SUM([.E18:.G18])" office:value-type="float" office:value="6676" calcext:value-type="float">
            <text:p>667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5.5" calcext:value-type="float">
            <text:p>115,5</text:p>
          </table:table-cell>
          <table:table-cell table:formula="of:=AVERAGE([.H18:.H27])" office:value-type="float" office:value="6618.8" calcext:value-type="float">
            <text:p>6618,8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formula="of:=12597-SUM([.E19:.G19])" office:value-type="float" office:value="6652" calcext:value-type="float">
            <text:p>66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2" calcext:value-type="float">
            <text:p>5632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table:formula="of:=12597-SUM([.E20:.G20])" office:value-type="float" office:value="6377" calcext:value-type="float">
            <text:p>637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5" calcext:value-type="float">
            <text:p>5655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12597-SUM([.E21:.G21])" office:value-type="float" office:value="6729" calcext:value-type="float">
            <text:p>672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5.5" calcext:value-type="float">
            <text:p>115,5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table:formula="of:=12597-SUM([.E22:.G22])" office:value-type="float" office:value="6624" calcext:value-type="float">
            <text:p>662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7.7" calcext:value-type="float">
            <text:p>207,7</text:p>
          </table:table-cell>
          <table:table-cell table:number-columns-repeated="2"/>
          <table:table-cell office:value-type="float" office:value="5570" calcext:value-type="float">
            <text:p>5570</text:p>
          </table:table-cell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  <table:table-cell table:formula="of:=12597-SUM([.E23:.G23])" office:value-type="float" office:value="6760" calcext:value-type="float">
            <text:p>67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8.8" calcext:value-type="float">
            <text:p>6618,8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table:formula="of:=12597-SUM([.E24:.G24])" office:value-type="float" office:value="6573" calcext:value-type="float">
            <text:p>657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formula="of:=12597-SUM([.E25:.G25])" office:value-type="float" office:value="6740" calcext:value-type="float">
            <text:p>674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4" calcext:value-type="float">
            <text:p>5644</text:p>
          </table:table-cell>
          <table:table-cell office:value-type="float" office:value="335" calcext:value-type="float">
            <text:p>335</text:p>
          </table:table-cell>
          <table:table-cell office:value-type="float" office:value="173" calcext:value-type="float">
            <text:p>173</text:p>
          </table:table-cell>
          <table:table-cell table:formula="of:=12597-SUM([.E26:.G26])" office:value-type="float" office:value="6445" calcext:value-type="float">
            <text:p>644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5" calcext:value-type="float">
            <text:p>5695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formula="of:=12597-SUM([.E27:.G27])" office:value-type="float" office:value="6612" calcext:value-type="float">
            <text:p>661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343097562912" calcext:value-type="float">
            <text:p>0,9743430976</text:p>
          </table:table-cell>
          <table:table-cell table:number-columns-repeated="2"/>
          <table:table-cell table:formula="of:=SUM([.E18:.E27])/10" office:value-type="float" office:value="5655" calcext:value-type="float">
            <text:p>5655</text:p>
          </table:table-cell>
          <table:table-cell table:formula="of:=SUM([.F18:.F27])/10" office:value-type="float" office:value="115.5" calcext:value-type="float">
            <text:p>115,5</text:p>
          </table:table-cell>
          <table:table-cell table:formula="of:=SUM([.G18:.G27])/10" office:value-type="float" office:value="207.7" calcext:value-type="float">
            <text:p>207,7</text:p>
          </table:table-cell>
          <table:table-cell table:formula="of:=SUM([.H18:.H27])/10" office:value-type="float" office:value="6618.8" calcext:value-type="float">
            <text:p>6618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6569024370882" calcext:value-type="float">
            <text:p>0,0256569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572637180821" calcext:value-type="float">
            <text:p>0,9645726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2848996926184" calcext:value-type="float">
            <text:p>0,98284899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34:45.4336508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2S</meta:editing-duration>
    <meta:editing-cycles>6</meta:editing-cycles>
    <meta:generator>LibreOffice/5.1.6.2$Linux_X86_64 LibreOffice_project/10m0$Build-2</meta:generator>
    <dc:date>2018-01-20T03:36:00.614295237</dc:date>
    <meta:document-statistic meta:table-count="1" meta:cell-count="167" meta:object-count="0"/>
  </office:meta>
</office:document-meta>
</file>